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bd93" officeooo:paragraph-rsid="0005bd93"/>
    </style:style>
    <style:style style:name="P2" style:family="paragraph" style:parent-style-name="Preformatted_20_Text">
      <style:text-properties officeooo:rsid="0008249b" officeooo:paragraph-rsid="0008249b"/>
    </style:style>
    <style:style style:name="P3" style:family="paragraph" style:parent-style-name="Preformatted_20_Text">
      <style:text-properties officeooo:paragraph-rsid="0008249b"/>
    </style:style>
    <style:style style:name="P4" style:family="paragraph" style:parent-style-name="Preformatted_20_Text">
      <style:text-properties officeooo:rsid="0009bac4" officeooo:paragraph-rsid="0009bac4"/>
    </style:style>
    <style:style style:name="P5" style:family="paragraph" style:parent-style-name="Preformatted_20_Text">
      <style:text-properties officeooo:rsid="0009bac4" officeooo:paragraph-rsid="000ac9f3"/>
    </style:style>
    <style:style style:name="P6" style:family="paragraph" style:parent-style-name="Preformatted_20_Text">
      <style:text-properties officeooo:rsid="0009bac4" officeooo:paragraph-rsid="000d83e2"/>
    </style:style>
    <style:style style:name="P7" style:family="paragraph" style:parent-style-name="Preformatted_20_Text">
      <style:text-properties officeooo:rsid="0009bac4" officeooo:paragraph-rsid="000f7977"/>
    </style:style>
    <style:style style:name="P8" style:family="paragraph" style:parent-style-name="Preformatted_20_Text">
      <style:text-properties officeooo:rsid="0009bac4" officeooo:paragraph-rsid="000fedf2"/>
    </style:style>
    <style:style style:name="P9" style:family="paragraph" style:parent-style-name="Preformatted_20_Text">
      <style:text-properties officeooo:rsid="000942c7" officeooo:paragraph-rsid="0008249b"/>
    </style:style>
    <style:style style:name="P10" style:family="paragraph" style:parent-style-name="Preformatted_20_Text">
      <style:text-properties officeooo:rsid="000ac9f3" officeooo:paragraph-rsid="000ca6e1"/>
    </style:style>
    <style:style style:name="P11" style:family="paragraph" style:parent-style-name="Preformatted_20_Text">
      <style:text-properties officeooo:rsid="000d83e2" officeooo:paragraph-rsid="000d83e2"/>
    </style:style>
    <style:style style:name="P12" style:family="paragraph" style:parent-style-name="Preformatted_20_Text">
      <style:text-properties officeooo:rsid="000d83e2" officeooo:paragraph-rsid="000f7977"/>
    </style:style>
    <style:style style:name="P13" style:family="paragraph" style:parent-style-name="Preformatted_20_Text">
      <style:text-properties officeooo:rsid="00112b05" officeooo:paragraph-rsid="00112b05"/>
    </style:style>
    <style:style style:name="P14" style:family="paragraph" style:parent-style-name="Preformatted_20_Text">
      <style:text-properties officeooo:rsid="000fedf2" officeooo:paragraph-rsid="000fedf2"/>
    </style:style>
    <style:style style:name="P15" style:family="paragraph" style:parent-style-name="Preformatted_20_Text">
      <style:text-properties officeooo:rsid="000ac9f3" officeooo:paragraph-rsid="000fedf2"/>
    </style:style>
    <style:style style:name="P16" style:family="paragraph" style:parent-style-name="Preformatted_20_Text">
      <style:text-properties officeooo:rsid="0014ec75" officeooo:paragraph-rsid="0014ec75"/>
    </style:style>
    <style:style style:name="T1" style:family="text">
      <style:text-properties officeooo:rsid="0007378f"/>
    </style:style>
    <style:style style:name="T2" style:family="text">
      <style:text-properties officeooo:rsid="000942c7"/>
    </style:style>
    <style:style style:name="T3" style:family="text">
      <style:text-properties officeooo:rsid="0009b677"/>
    </style:style>
    <style:style style:name="T4" style:family="text">
      <style:text-properties officeooo:rsid="000ac9f3"/>
    </style:style>
    <style:style style:name="T5" style:family="text">
      <style:text-properties officeooo:rsid="000ca6e1"/>
    </style:style>
    <style:style style:name="T6" style:family="text">
      <style:text-properties officeooo:rsid="000d83e2"/>
    </style:style>
    <style:style style:name="T7" style:family="text">
      <style:text-properties officeooo:rsid="000f7977"/>
    </style:style>
    <style:style style:name="T8" style:family="text">
      <style:text-properties officeooo:rsid="000fedf2"/>
    </style:style>
    <style:style style:name="T9" style:family="text">
      <style:text-properties officeooo:rsid="00112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 46:</text:p>
      <text:p text:style-name="P1"/>
      <text:p text:style-name="P1">1. No está obligada ya que no es causa de fuerza mayor. Es posible tanto pagarlas como compensarlas con tiempo de descanso.</text:p>
      <text:p text:style-name="P1"/>
      <text:p text:style-name="P1">2. <text:span text:style-name="T1">Podría solicitar entre un 10 y un 70% de reducción de jornada.</text:span></text:p>
      <text:p text:style-name="P1"/>
      <text:p text:style-name="P2">Pag 47:</text:p>
      <text:p text:style-name="P2"/>
      <text:p text:style-name="P2">3. </text:p>
      <text:p text:style-name="P9"><text:s/></text:p>
      <text:p text:style-name="P2"><text:tab/><text:span text:style-name="T2">a1. El tiempo necesario</text:span></text:p>
      <text:p text:style-name="P3"><text:tab/><text:span text:style-name="T2">a2. Dos días</text:span></text:p>
      <text:p text:style-name="P3"><text:tab/><text:span text:style-name="T2">a3. Dos días </text:span></text:p>
      <text:p text:style-name="P2"><text:tab/><text:span text:style-name="T3">b. No.</text:span></text:p>
      <text:p text:style-name="P2"/>
      <text:p text:style-name="P4">Pag 49:</text:p>
      <text:p text:style-name="P4"/>
      <text:p text:style-name="P5">4. <text:span text:style-name="T4">No, ya que el año ha concluído.</text:span></text:p>
      <text:p text:style-name="P10"><text:tab/>b. Puede y es así por defecto.</text:p>
      <text:p text:style-name="P6"><text:span text:style-name="T5">5. </text:span><text:span text:style-name="T6">Seguirá siendo retribuído, pero con una reducción proporcional del salario.</text:span></text:p>
      <text:p text:style-name="P6"/>
      <text:p text:style-name="P11">Pag 52:</text:p>
      <text:p text:style-name="P6"/>
      <text:p text:style-name="P12">1. </text:p>
      <text:p text:style-name="P7"/>
      <text:p text:style-name="P7"/>
      <text:p text:style-name="P8"><text:tab/><text:tab/><text:span text:style-name="T7">Regulación <text:s text:c="5"/>→</text:span><text:span text:style-name="T8"> Se establece en el ET, convenios colectivos</text:span></text:p>
      <text:p text:style-name="P14"><text:tab/><text:tab/><text:tab/><text:tab/><text:tab/>y el contrato</text:p>
      <text:p text:style-name="P8"><text:span text:style-name="T7">Jornada<text:tab/>Duración </text:span><text:span text:style-name="T8">semanal→ Máximo: 40 horas</text:span></text:p>
      <text:p text:style-name="P15"><text:s/></text:p>
      <text:p text:style-name="P8"><text:tab/><text:tab/><text:tab/><text:tab/><text:tab/><text:span text:style-name="T8">Menores de edad → Ocho horas</text:span></text:p>
      <text:p text:style-name="P8"><text:tab/><text:tab/><text:span text:style-name="T8">Duración diaria→ <text:s/>Mayores → <text:s/>Nueve horas</text:span></text:p>
      <text:p text:style-name="P8"/>
      <text:p text:style-name="P8"/>
      <text:p text:style-name="P8"><text:tab/><text:tab/><text:span text:style-name="T9">Diario → Mínimo de </text:span></text:p>
      <text:p text:style-name="P8"/>
      <text:p text:style-name="P13">Descanso</text:p>
      <text:p text:style-name="P14"><text:s/></text:p>
      <text:p text:style-name="P14"/>
      <text:p text:style-name="P14"/>
      <text:p text:style-name="P14"/>
      <text:p text:style-name="P14"/>
      <text:p text:style-name="P16">2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9T09:39:54.388754035</dc:date>
    <meta:editing-duration>PT35M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19" meta:character-count="656" meta:non-whitespace-character-count="524"/>
  </office:meta>
</office:document-meta>
</file>